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1.3000001907349pt" fo:font-weight="bold" officeooo:rsid="0009a93e" officeooo:paragraph-rsid="0009a93e" style:font-size-asian="11.3000001907349pt" style:font-weight-asian="bold" style:font-size-complex="11.3000001907349pt" style:font-weight-complex="bold"/>
    </style:style>
    <style:style style:name="P2" style:family="paragraph" style:parent-style-name="Standard">
      <style:text-properties fo:font-size="11.3000001907349pt" style:font-size-asian="11.3000001907349pt" style:font-size-complex="11.3000001907349pt"/>
    </style:style>
    <style:style style:name="P3" style:family="paragraph" style:parent-style-name="Standard">
      <style:paragraph-properties fo:text-align="center" style:justify-single-word="false"/>
      <style:text-properties fo:font-size="11.3000001907349pt" officeooo:rsid="0009a93e" officeooo:paragraph-rsid="0009a93e" style:font-size-asian="11.3000001907349pt" style:font-size-complex="11.3000001907349pt"/>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isation Results 7/4/14</text:p>
      <text:p text:style-name="P3"/>
      <text:p text:style-name="P2">I attach polaron binding energies (by subtracting the lattice energy with a neutral molecule from that with a charged molecule in the centre) for C8-BTBT, TIPS, Pc, and Sexithiophene for various crystal sizes. There is some change (+/- ~0/15eV) between crystal sizes studied. The relatively small differences suggest that nearest neigbours have a much larger impact than next nearest neighbours on the polaron binding energy.<text:line-break/><text:line-break/>I also attach figures showing reorganisation energies for cations in  C8-BTBT, TIPS, and Pc. (0.0eV point indicates where the charge sits when dipoles are oriented). <text:line-break/><text:line-break/>These results don't seem to fit neatly with the mechanism proposed by Morpurgo et al., by which we would expect a smaller reorganisation energy in moving to neighbouring pi-overlapping molecules for TIPS and C8-BTBT than Pc (due to sidechains spacing conjugated units in the former two cases). Instead, I calculate smallest reorganisation energies in Pc (0.79eV), followed by C8-BTBT (0.86eV), followed by TIPS (1.14eV).<text:line-break/><text:line-break/>A few factors occur to me that could be affecting these energies other than the influence of sidechains on spacing between conjugated segments: molecule size (and resultant charge size), distance charges move to reach nearest neighbours, and size of simulation. A number of factors not taken into account by this simulation that could be important also spring to mind: intermolecular charge delocalisation and disorder. I'll outline how I think these might affect things, and in some cases suggest possible further steps to investigate these:<text:line-break/><text:line-break/><text:span text:style-name="T1">Distance to nearest neighbours</text:span> Distance between pentacenes which are likely to have significant pi overlap are ~6.7A for TIPS, ~3.7A for Pc, and also ~3.7A for C8-BTBT. I would suggest that this is likely to have a large impact on reorganisation energies. It is intuitive and clear from the attached diagrams that there is a greater energy barrier in moving the charge a larger distance.<text:line-break/><text:line-break/><text:span text:style-name="T1">Charge Size </text:span>I think the size of the charge isn't a big factor which differentiates these molecules. Sizes of conjugated systems are similar for each molecules, and  the cation (/anion) for TIPS-Pc has a charge of +1.00e (-0.76e) on the conjugated segment. For C8-BTBT: +0.91e (-0.85e). <text:line-break/><text:line-break/><text:span text:style-name="T1">Intermolecular Charge Delocalisation</text:span> Due to the smaller distance between pi faces in Pc and C8-BTBT, one might expect charge to more readily delocalise over multiple molecules for these molecules than TIPS. My intuition would be that delocalising over multiple molecules would reduce reorganisation energy, as dipoles immediately surrounding the molecules would be likely to have a decreased dipole moment. This could be an interesting area to look into in order to better understand the expected effect of delocalised charges, though I don't think it has relevence for Morpurgo's theory. <text:line-break/><text:line-break/><text:span text:style-name="T1">Size of Simulation </text:span>The trends between molecule types indicated by the attached diagrams are preserved for each system size studied, and computational limitations prevent us from going further with the current method. I think it would be interesting to look at larger lattices though, possibly coarse graining molecules as single points further from the central charge (as in Cleaven's approach). I have most of a code to do this.<text:line-break/><text:line-break/><text:span text:style-name="T1">Disorder </text:span>Rereading Minder et al.'s paper, I think the point they were trying to make about disorder is that the polar response of surrounding molecules is analagous to disorder in dipole orientation in a system of permanent dipoles. I don't think they had made the jump to considering disorder in orientation of polarisabilities of surrounding molecules. It would perhaps be worth clarifying exactly what their idea is though, in some places in the paper it is a little confusing. However, I have most of a code for simulating boundaries between crystal faces, and a boundary in which, eg. the long axis of Pc aligns with the direction of charge movement, could result in very large reorganisation energies, effectively a trap. I have most of a code to do this, and this code would be easily adaptable to studying the interface between two different types of material (eg. Pc:C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11:44:42.648969144</meta:creation-date>
    <meta:print-date>2014-04-09T11:51:57.396859813</meta:print-date>
    <dc:date>2014-04-09T18:00:17.321564731</dc:date>
    <meta:editing-duration>PT4H6M27S</meta:editing-duration>
    <meta:editing-cycles>1</meta:editing-cycles>
    <meta:document-statistic meta:table-count="0" meta:image-count="0" meta:object-count="0" meta:page-count="1" meta:paragraph-count="2" meta:word-count="658" meta:character-count="4168" meta:non-whitespace-character-count="3499"/>
    <meta:generator>LibreOffice/4.2.2.1$Linux_X86_64 LibreOffice_project/420m0$Build-1</meta:generator>
  </office:meta>
</office:document-meta>
</file>